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cff74" officeooo:paragraph-rsid="001cff74"/>
    </style:style>
    <style:style style:name="P2" style:family="paragraph" style:parent-style-name="Standard" style:list-style-name="L1">
      <style:text-properties officeooo:rsid="001e831e" officeooo:paragraph-rsid="001e831e"/>
    </style:style>
    <style:style style:name="P3" style:family="paragraph" style:parent-style-name="Standard" style:list-style-name="L1">
      <style:text-properties officeooo:rsid="001faea5" officeooo:paragraph-rsid="001faea5"/>
    </style:style>
    <style:style style:name="P4" style:family="paragraph" style:parent-style-name="Standard" style:list-style-name="L1">
      <style:text-properties officeooo:rsid="00218a01" officeooo:paragraph-rsid="00218a01"/>
    </style:style>
    <style:style style:name="P5" style:family="paragraph" style:parent-style-name="Standard" style:list-style-name="L1"/>
    <style:style style:name="P6" style:family="paragraph" style:parent-style-name="Standard" style:list-style-name="L1">
      <style:text-properties officeooo:rsid="0023657a" officeooo:paragraph-rsid="0023657a"/>
    </style:style>
    <style:style style:name="P7" style:family="paragraph" style:parent-style-name="Standard" style:list-style-name="L1">
      <style:text-properties officeooo:rsid="0024ed58" officeooo:paragraph-rsid="0024ed58"/>
    </style:style>
    <style:style style:name="P8" style:family="paragraph" style:parent-style-name="Standard" style:list-style-name="L1">
      <style:text-properties officeooo:rsid="00268cab" officeooo:paragraph-rsid="00268cab"/>
    </style:style>
    <style:style style:name="P9" style:family="paragraph" style:parent-style-name="Standard" style:list-style-name="L1">
      <style:text-properties officeooo:rsid="0026ecba" officeooo:paragraph-rsid="0026ecba"/>
    </style:style>
    <style:style style:name="P10" style:family="paragraph" style:parent-style-name="Standard" style:list-style-name="L1">
      <style:text-properties officeooo:rsid="0028d823" officeooo:paragraph-rsid="0028d823"/>
    </style:style>
    <style:style style:name="P11" style:family="paragraph" style:parent-style-name="Standard" style:list-style-name="L1">
      <style:text-properties officeooo:rsid="002a2496" officeooo:paragraph-rsid="002a2496"/>
    </style:style>
    <style:style style:name="P12" style:family="paragraph" style:parent-style-name="Standard" style:list-style-name="L1">
      <style:text-properties officeooo:rsid="002bdaaa" officeooo:paragraph-rsid="002bdaaa"/>
    </style:style>
    <style:style style:name="P13" style:family="paragraph" style:parent-style-name="Standard" style:list-style-name="L1">
      <style:text-properties officeooo:rsid="002bfabb" officeooo:paragraph-rsid="002bfabb"/>
    </style:style>
    <style:style style:name="P14" style:family="paragraph" style:parent-style-name="Standard" style:list-style-name="L1">
      <style:text-properties officeooo:rsid="002c792f" officeooo:paragraph-rsid="002c792f"/>
    </style:style>
    <style:style style:name="P15" style:family="paragraph" style:parent-style-name="Standard" style:list-style-name="L1">
      <style:text-properties officeooo:rsid="002c9054" officeooo:paragraph-rsid="002c9054"/>
    </style:style>
    <style:style style:name="P16" style:family="paragraph" style:parent-style-name="Standard" style:list-style-name="L1">
      <style:text-properties officeooo:rsid="002d674c" officeooo:paragraph-rsid="002d674c"/>
    </style:style>
    <style:style style:name="P17" style:family="paragraph" style:parent-style-name="Standard" style:list-style-name="L1">
      <style:text-properties officeooo:rsid="002ff0a3" officeooo:paragraph-rsid="002ff0a3"/>
    </style:style>
    <style:style style:name="P18" style:family="paragraph" style:parent-style-name="Standard" style:list-style-name="L1">
      <style:text-properties officeooo:rsid="0030c000" officeooo:paragraph-rsid="0030c000"/>
    </style:style>
    <style:style style:name="P19" style:family="paragraph" style:parent-style-name="Standard" style:list-style-name="L1">
      <style:text-properties officeooo:rsid="00328d8c" officeooo:paragraph-rsid="00328d8c"/>
    </style:style>
    <style:style style:name="T1" style:family="text">
      <style:text-properties style:text-position="super 58%"/>
    </style:style>
    <style:style style:name="T2" style:family="text">
      <style:text-properties style:text-position="0% 100%"/>
    </style:style>
    <style:style style:name="T3" style:family="text">
      <style:text-properties officeooo:rsid="00218a01"/>
    </style:style>
    <style:style style:name="T4" style:family="text">
      <style:text-properties officeooo:rsid="0023657a"/>
    </style:style>
    <style:style style:name="T5" style:family="text">
      <style:text-properties officeooo:rsid="0029d351"/>
    </style:style>
    <style:style style:name="T6" style:family="text">
      <style:text-properties officeooo:rsid="002c9054"/>
    </style:style>
    <style:style style:name="T7" style:family="text">
      <style:text-properties style:text-underline-style="none"/>
    </style:style>
    <style:style style:name="T8" style:family="text">
      <style:text-properties officeooo:rsid="0030c000"/>
    </style:style>
    <style:style style:name="T9" style:family="text">
      <style:text-properties officeooo:rsid="00328d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18<text:span text:style-name="T1">th</text:span>, 2023</text:p>
      <text:p text:style-name="P1">Kitkat Dambeck</text:p>
      <text:p text:style-name="P1">Expository Writing</text:p>
      <text:p text:style-name="P1">Notes on Air Guitar Styles by Noë </text:p>
      <text:p text:style-name="P1"/>
      <text:list xml:id="list3761637702" text:style-name="L1">
        <text:list-item>
          <text:p text:style-name="P2">Pink Cadillac.</text:p>
          <text:list>
            <text:list-item>
              <text:p text:style-name="P2">A fictional letter from beyond the grave of Hank Williams, by Dave Hickey. </text:p>
            </text:list-item>
            <text:list-item>
              <text:p text:style-name="P2">Doesn’t discuss music.</text:p>
            </text:list-item>
            <text:list-item>
              <text:p text:style-name="P2">Fantasy of drugs, sex, depression, and life on the road.</text:p>
            </text:list-item>
          </text:list>
        </text:list-item>
        <text:list-item>
          <text:p text:style-name="P2">Pop Music.</text:p>
          <text:list>
            <text:list-item>
              <text:p text:style-name="P2">One can engage with pop in a serious way without engaging it as music. </text:p>
              <text:list>
                <text:list-item>
                  <text:p text:style-name="P2">Engaging with it as music is almost a failure. </text:p>
                </text:list-item>
              </text:list>
            </text:list-item>
            <text:list-item>
              <text:p text:style-name="P2">Many musical forms.</text:p>
              <text:list>
                <text:list-item>
                  <text:p text:style-name="P2">Rock, R&amp;B, soul, hip-hop, top forty, reggae</text:p>
                </text:list-item>
                <text:list-item>
                  <text:p text:style-name="P2">Not jazz, folk or broadway.</text:p>
                </text:list-item>
              </text:list>
            </text:list-item>
          </text:list>
        </text:list-item>
        <text:list-item>
          <text:p text:style-name="P3">People who go to pop concerts.</text:p>
          <text:list>
            <text:list-item>
              <text:p text:style-name="P3">Don’t go to listen.</text:p>
              <text:list>
                <text:list-item>
                  <text:p text:style-name="P3">As <text:span text:style-name="T3">they would in a traditional concert hall.</text:span></text:p>
                </text:list-item>
              </text:list>
            </text:list-item>
            <text:list-item>
              <text:p text:style-name="P4">Talk about experiences, feelings, and their connections to the crowd and the idol.</text:p>
            </text:list-item>
          </text:list>
        </text:list-item>
        <text:list-item>
          <text:p text:style-name="P4">Introduction to Roger Scruton.</text:p>
          <text:list>
            <text:list-item>
              <text:p text:style-name="P4">A philosopher who has also written about pop.</text:p>
            </text:list-item>
            <text:list-item>
              <text:p text:style-name="P4">Nirvana, and rock and roll more broadly, are the breakdown of musical and mainstream culture.</text:p>
            </text:list-item>
            <text:list-item>
              <text:p text:style-name="P4">Why rock and roll is bad music.</text:p>
              <text:list>
                <text:list-item>
                  <text:p text:style-name="P4">No rhythm only pulse. </text:p>
                </text:list-item>
                <text:list-item>
                  <text:p text:style-name="P4">Concerts as an excuse for excess and abandon. </text:p>
                </text:list-item>
                <text:list-item>
                  <text:p text:style-name="P4">Lazy pounding of power chords. </text:p>
                </text:list-item>
                <text:list-item>
                  <text:p text:style-name="P4">Shrill vocals in place of complex voicing. </text:p>
                </text:list-item>
                <text:list-item>
                  <text:p text:style-name="P4">Instant gratification.</text:p>
                </text:list-item>
                <text:list-item>
                  <text:p text:style-name="P6">Cult of personality.</text:p>
                </text:list-item>
                <text:list-item>
                  <text:p text:style-name="P4">Primitive, untutored, impulsive.</text:p>
                </text:list-item>
              </text:list>
            </text:list-item>
          </text:list>
        </text:list-item>
        <text:list-item>
          <text:p text:style-name="P6">What Scruton is right about.</text:p>
          <text:list>
            <text:list-item>
              <text:p text:style-name="P6">Nirvana does’t invite nor repay close listening. </text:p>
            </text:list-item>
            <text:list-item>
              <text:p text:style-name="P6">Nirvana is about the cult of personality. </text:p>
            </text:list-item>
          </text:list>
        </text:list-item>
        <text:list-item>
          <text:p text:style-name="P4"><text:span text:style-name="T4">What</text:span> Scruton is wrong <text:span text:style-name="T4">about</text:span>.</text:p>
          <text:list>
            <text:list-item>
              <text:p text:style-name="P6">Scruton misses the point; The point is the personality.</text:p>
              <text:list>
                <text:list-item>
                  <text:p text:style-name="P6">The character Kurt Cobain, manifest through song.</text:p>
                </text:list-item>
              </text:list>
            </text:list-item>
            <text:list-item>
              <text:p text:style-name="P6">Comparison to impressionist painters.</text:p>
              <text:list>
                <text:list-item>
                  <text:p text:style-name="P6">Scruton is akin to criticizing Impressionists for failing to render their subjects sharply.</text:p>
                </text:list-item>
              </text:list>
            </text:list-item>
            <text:list-item>
              <text:p text:style-name="P6">There is engaging things elsewhere in pop.</text:p>
            </text:list-item>
          </text:list>
        </text:list-item>
        <text:list-item>
          <text:p text:style-name="P6">Why above is evident.</text:p>
          <text:list>
            <text:list-item>
              <text:p text:style-name="P6">More skilled musicians aren’t famous pop stars.</text:p>
            </text:list-item>
            <text:list-item>
              <text:p text:style-name="P6">Pop stars aren’t skilled musicians. </text:p>
            </text:list-item>
            <text:list-item>
              <text:p text:style-name="P6">Classically trained musicians, like Scruton, don’t get it. </text:p>
            </text:list-item>
          </text:list>
        </text:list-item>
        <text:list-item>
          <text:p text:style-name="P10">“What is it about?”</text:p>
        </text:list-item>
        <text:list-item>
          <text:p text:style-name="P7">The Akousmatic Model.</text:p>
          <text:list>
            <text:list-item>
              <text:p text:style-name="P7">Introduced by Pythagoras, who lectured behind a screen, as to not have his presence distract his followers. </text:p>
            </text:list-item>
            <text:list-item>
              <text:p text:style-name="P7">Hearing without seeing.</text:p>
            </text:list-item>
            <text:list-item>
              <text:p text:style-name="P7"><text:soft-page-break/>Music as a soundscape detached from the makers.</text:p>
            </text:list-item>
            <text:list-item>
              <text:p text:style-name="P7">The orchestra sits hidden in the pit. </text:p>
            </text:list-item>
          </text:list>
        </text:list-item>
        <text:list-item>
          <text:p text:style-name="P7">Recording and Akousmatics.</text:p>
          <text:list>
            <text:list-item>
              <text:p text:style-name="P7">Modern listeners know music more by way of download than performance. </text:p>
            </text:list-item>
            <text:list-item>
              <text:p text:style-name="P7">Akousmatics seems like the default.</text:p>
            </text:list-item>
            <text:list-item>
              <text:p text:style-name="P7">The audiophile perches in the optimal spot, experiencing music with their eyes closed.</text:p>
            </text:list-item>
          </text:list>
        </text:list-item>
        <text:list-item>
          <text:p text:style-name="P7">Akousmatic Conclusions.</text:p>
          <text:list>
            <text:list-item>
              <text:p text:style-name="P7">Electronic music is the truest expression of the form, as it is programed perfectly.</text:p>
            </text:list-item>
            <text:list-item>
              <text:p text:style-name="P7">Musical creativity consists of creating structures in fields of sound.</text:p>
            </text:list-item>
            <text:list-item>
              <text:p text:style-name="P7">Musical understanding is understanding these impersonal structures. </text:p>
            </text:list-item>
          </text:list>
        </text:list-item>
        <text:list-item>
          <text:p text:style-name="P8">Introducing the essence of pop music.</text:p>
          <text:list>
            <text:list-item>
              <text:p text:style-name="P8">If akousmatics presents the artist as vehicle for music, pop presents music as vehicle for the artist.</text:p>
            </text:list-item>
            <text:list-item>
              <text:p text:style-name="P8">Pop displays the artist's self. </text:p>
            </text:list-item>
          </text:list>
        </text:list-item>
        <text:list-item>
          <text:p text:style-name="P8">Explaining the essence of pop. </text:p>
          <text:list>
            <text:list-item>
              <text:p text:style-name="P8">The object of fancy in pop is the star, the idol.</text:p>
            </text:list-item>
            <text:list-item>
              <text:p text:style-name="P8">The music is the star.</text:p>
              <text:list>
                <text:list-item>
                  <text:p text:style-name="P8">This seems a bit outdated, a lot of contemporary artists talk about the gap between the presented idol, and the idols true inner self, as well as the ways in which success requires molding oneself into the idol model. </text:p>
                </text:list-item>
              </text:list>
            </text:list-item>
            <text:list-item>
              <text:p text:style-name="P8">Pop music requires personality over musical ability. </text:p>
            </text:list-item>
            <text:list-item>
              <text:p text:style-name="P8">Spectacle and exhibition.</text:p>
            </text:list-item>
            <text:list-item>
              <text:p text:style-name="P8">Fans act as witnesses and accomplices.</text:p>
            </text:list-item>
          </text:list>
        </text:list-item>
        <text:list-item>
          <text:p text:style-name="P9">Akousmatic view of pop.</text:p>
          <text:list>
            <text:list-item>
              <text:p text:style-name="P9">It is not good.</text:p>
            </text:list-item>
            <text:list-item>
              <text:p text:style-name="P9">Simple minded, unsophistocated, cliché and predigested.</text:p>
            </text:list-item>
            <text:list-item>
              <text:p text:style-name="P9">Bob Dylan.</text:p>
              <text:list>
                <text:list-item>
                  <text:p text:style-name="P9">Controversial.</text:p>
                </text:list-item>
                <text:list-item>
                  <text:p text:style-name="P9">Blues cliché.</text:p>
                </text:list-item>
                <text:list-item>
                  <text:p text:style-name="P9">Scratchy voice.</text:p>
                </text:list-item>
              </text:list>
            </text:list-item>
            <text:list-item>
              <text:p text:style-name="P9">Rolling Stones.</text:p>
              <text:list>
                <text:list-item>
                  <text:p text:style-name="P9">Sloppy and chaotic.</text:p>
                </text:list-item>
                <text:list-item>
                  <text:p text:style-name="P9">Vaguely out of tune an sync. </text:p>
                </text:list-item>
              </text:list>
            </text:list-item>
          </text:list>
        </text:list-item>
        <text:list-item>
          <text:p text:style-name="P10">The Duality of pop.</text:p>
          <text:list>
            <text:list-item>
              <text:p text:style-name="P10">Bob Dylan and the Rolling Stones are artists and their work is captivating.</text:p>
            </text:list-item>
            <text:list-item>
              <text:p text:style-name="P10">Even though musically the work is simple. </text:p>
            </text:list-item>
          </text:list>
        </text:list-item>
        <text:list-item>
          <text:p text:style-name="P10">Pop is not, relevantly, a musical art. </text:p>
        </text:list-item>
        <text:list-item>
          <text:p text:style-name="P10">A Comparison to visual art.</text:p>
          <text:list>
            <text:list-item>
              <text:p text:style-name="P10">Consider Cézanne, Matisse, Picasso, Sol LeWitt, Bruce Nauman, Jenny Holzer, Barbara Kruger, Chris Burden. </text:p>
            </text:list-item>
            <text:list-item>
              <text:p text:style-name="P10">Lacking in skillfulness and articulation. </text:p>
            </text:list-item>
            <text:list-item>
              <text:p text:style-name="P10">Look superficially like historical artists, however lack the virtues. </text:p>
            </text:list-item>
            <text:list-item>
              <text:p text:style-name="P10">Taking for granted their status as art, how do they work?</text:p>
            </text:list-item>
          </text:list>
        </text:list-item>
        <text:list-item>
          <text:p text:style-name="P10">Likewise, pop looks like <text:span text:style-name="T5">music superficially.</text:span></text:p>
        </text:list-item>
        <text:list-item>
          <text:p text:style-name="P11">Critical question of art: in what does the work of art consist? </text:p>
        </text:list-item>
        <text:list-item>
          <text:p text:style-name="P11">Answering the critical question for pop.</text:p>
          <text:list>
            <text:list-item>
              <text:p text:style-name="P11">The pop artist stands large and demands attention.</text:p>
            </text:list-item>
            <text:list-item>
              <text:p text:style-name="P11">Music is another way to direct attention to the artist.</text:p>
            </text:list-item>
            <text:list-item>
              <text:p text:style-name="P11">The artist stands between listener and music, on purpose. </text:p>
            </text:list-item>
          </text:list>
        </text:list-item>
        <text:list-item>
          <text:p text:style-name="P12"><text:soft-page-break/>Elaboration on previous.</text:p>
          <text:list>
            <text:list-item>
              <text:p text:style-name="P12">Pop is the music of fandom, and cult of personality. </text:p>
            </text:list-item>
            <text:list-item>
              <text:p text:style-name="P12">Pop stars are sex symbols.</text:p>
              <text:list>
                <text:list-item>
                  <text:p text:style-name="P12">Fans want to be them or be with them.</text:p>
                </text:list-item>
              </text:list>
            </text:list-item>
            <text:list-item>
              <text:p text:style-name="P12">Pop music is tribal, concerned with identity. </text:p>
              <text:list>
                <text:list-item>
                  <text:p text:style-name="P12">Pop music becomes generational.</text:p>
                </text:list-item>
              </text:list>
            </text:list-item>
          </text:list>
        </text:list-item>
        <text:list-item>
          <text:p text:style-name="P12">Air Guitar.</text:p>
          <text:list>
            <text:list-item>
              <text:p text:style-name="P13">The air-ist doesn’t ape the music, they ape the player. </text:p>
              <text:list>
                <text:list-item>
                  <text:p text:style-name="P13">Display &gt; production.</text:p>
                </text:list-item>
              </text:list>
            </text:list-item>
          </text:list>
        </text:list-item>
        <text:list-item>
          <text:p text:style-name="P13">Pop music, time and nostalgia.</text:p>
          <text:list>
            <text:list-item>
              <text:p text:style-name="P13">Pop music is inherently time bound.</text:p>
            </text:list-item>
            <text:list-item>
              <text:p text:style-name="P13">Often invokes nostalgia.</text:p>
              <text:list>
                <text:list-item>
                  <text:p text:style-name="P13">Often acts as a specific memory trigger. </text:p>
                </text:list-item>
                <text:list-item>
                  <text:p text:style-name="P13">This effect is a core tenant of pop. </text:p>
                </text:list-item>
              </text:list>
            </text:list-item>
            <text:list-item>
              <text:p text:style-name="P13">Pop is not music, rater a position in space of stylistic possibilities that are temporally and culturally local.</text:p>
              <text:list>
                <text:list-item>
                  <text:p text:style-name="P13">I don’t want to keep bringing up magick, however this it like very close to a definition of ceremonial magick. Right time, right symbols, right belief, etc. </text:p>
                </text:list-item>
              </text:list>
            </text:list-item>
          </text:list>
        </text:list-item>
        <text:list-item>
          <text:p text:style-name="P14">Bob Dylan and pop.</text:p>
          <text:list>
            <text:list-item>
              <text:p text:style-name="P14">A Jew from Minnesota named Robert Zimmerman changed his name to Bob Dylan.</text:p>
            </text:list-item>
            <text:list-item>
              <text:p text:style-name="P14">Adopts the musical quality of American folk.</text:p>
            </text:list-item>
            <text:list-item>
              <text:p text:style-name="P14">Treats music as a vehicle for story telling. </text:p>
            </text:list-item>
            <text:list-item>
              <text:p text:style-name="P14">Forces listener to think not about music, instead what he is doing. </text:p>
            </text:list-item>
          </text:list>
        </text:list-item>
        <text:list-item>
          <text:p text:style-name="P14">The Rolling Stones and pop.</text:p>
          <text:list>
            <text:list-item>
              <text:p text:style-name="P14">The Stones did a similar move to Dylan.</text:p>
            </text:list-item>
            <text:list-item>
              <text:p text:style-name="P14">Adopted African American sounds such as blues, soul, R&amp;B, and Disco.</text:p>
            </text:list-item>
            <text:list-item>
              <text:p text:style-name="P14">“The Rolling Stones are not inauthentic, no more than Bob Dylan”</text:p>
              <text:list>
                <text:list-item>
                  <text:p text:style-name="P14">??</text:p>
                </text:list-item>
                <text:list-item>
                  <text:p text:style-name="P14">“The term ‘authenticity’ doesn’t even apply”</text:p>
                </text:list-item>
                <text:list-item>
                  <text:p text:style-name="P14">What is and isn’t authentic is in their subject matter, of music yes, yet also in sex and drugs.</text:p>
                </text:list-item>
              </text:list>
            </text:list-item>
          </text:list>
        </text:list-item>
        <text:list-item>
          <text:p text:style-name="P14">Robert Johnson, the <text:span text:style-name="T6">predecessor </text:span>of pop.</text:p>
          <text:list>
            <text:list-item>
              <text:p text:style-name="P14">Inspired the Stones.</text:p>
            </text:list-item>
            <text:list-item>
              <text:p text:style-name="P14">King of the Delta Blues.</text:p>
            </text:list-item>
            <text:list-item>
              <text:p text:style-name="P14">Used many different styles of blues.</text:p>
            </text:list-item>
            <text:list-item>
              <text:p text:style-name="P14">Put him self on display through music. </text:p>
              <text:list>
                <text:list-item>
                  <text:p text:style-name="P15">Same as Jimi Dendrix and Kurt Cobain.</text:p>
                </text:list-item>
              </text:list>
            </text:list-item>
            <text:list-item>
              <text:p text:style-name="P15">Rumored to have sold his soul at the crossroads.</text:p>
            </text:list-item>
          </text:list>
        </text:list-item>
        <text:list-item>
          <text:p text:style-name="P15">Comment on race.</text:p>
          <text:list>
            <text:list-item>
              <text:p text:style-name="P15">Professional musicians say one doesn’t need to be black to play blues.</text:p>
            </text:list-item>
            <text:list-item>
              <text:p text:style-name="P15">Professional musicians don’t believe the cross roads myth of Johnson.</text:p>
            </text:list-item>
          </text:list>
        </text:list-item>
        <text:list-item>
          <text:p text:style-name="P15">Johnson as “music”.</text:p>
          <text:list>
            <text:list-item>
              <text:p text:style-name="P15">Musicians who honor Johnson on musical grounds miss the point.</text:p>
              <text:list>
                <text:list-item>
                  <text:p text:style-name="P15">Often end up idolizing him anyway, in a pop fashion.</text:p>
                </text:list-item>
              </text:list>
            </text:list-item>
            <text:list-item>
              <text:p text:style-name="P15">Johnson manipulates preexisting folk styles to the end of inventing himself.</text:p>
            </text:list-item>
            <text:list-item>
              <text:p text:style-name="P15">Beethoven concerts are as much a historical interest and reenactment as music.</text:p>
              <text:list>
                <text:list-item>
                  <text:p text:style-name="P15">Reproductions of Johnson don’t carry the same weight. </text:p>
                </text:list-item>
              </text:list>
            </text:list-item>
          </text:list>
        </text:list-item>
        <text:list-item>
          <text:p text:style-name="P15">Introducing the cover.</text:p>
          <text:list>
            <text:list-item>
              <text:p text:style-name="P15">Orchestras don’t cover Beethoven, they just preform it.</text:p>
              <text:list>
                <text:list-item>
                  <text:p text:style-name="P15"><text:soft-page-break/>Blues and folk generally follow a similar tradition. </text:p>
                </text:list-item>
              </text:list>
            </text:list-item>
          </text:list>
        </text:list-item>
        <text:list-item>
          <text:p text:style-name="P16">Covers in pop.</text:p>
          <text:list>
            <text:list-item>
              <text:p text:style-name="P16">When a pop artist covers a song, its an assertion of where that artists stands in relation to the original.</text:p>
            </text:list-item>
            <text:list-item>
              <text:p text:style-name="P16">Covers enter a new context, often crossing generational boundaries. </text:p>
            </text:list-item>
            <text:list-item>
              <text:p text:style-name="P16">Radiohead tangent.</text:p>
              <text:list>
                <text:list-item>
                  <text:p text:style-name="P16">Radiohead is half pop.</text:p>
                </text:list-item>
                <text:list-item>
                  <text:p text:style-name="P16">Pop music, however it demands close listening, and obscures the would-be idols.</text:p>
                </text:list-item>
                <text:list-item>
                  <text:p text:style-name="P16">Covers act like classical. </text:p>
                </text:list-item>
              </text:list>
            </text:list-item>
          </text:list>
        </text:list-item>
        <text:list-item>
          <text:p text:style-name="P17">A Summery.</text:p>
          <text:list>
            <text:list-item>
              <text:p text:style-name="P17">No<text:span text:style-name="T7">ë has been advancing the idea that pop is primarily display, not music. </text:span></text:p>
            </text:list-item>
          </text:list>
        </text:list-item>
        <text:list-item>
          <text:p text:style-name="P17">“<text:span text:style-name="T8">Let me explain.”</text:span></text:p>
          <text:list>
            <text:list-item>
              <text:p text:style-name="P18">I’m committed to the bit of having one first level entry per paragraph, I can’t let Noë’s one sentence paragraphs get to me now!</text:p>
            </text:list-item>
          </text:list>
        </text:list-item>
        <text:list-item>
          <text:p text:style-name="P18">Style as an identifier.</text:p>
          <text:list>
            <text:list-item>
              <text:p text:style-name="P18">Style can identify, like a signature. </text:p>
            </text:list-item>
            <text:list-item>
              <text:p text:style-name="P18">A person who knows, can tell who made a painting. Not when or where tho.</text:p>
              <text:list>
                <text:list-item>
                  <text:p text:style-name="P18">??</text:p>
                </text:list-item>
                <text:list-item>
                  <text:p text:style-name="P18">I guess so, however if you know the artist well you can make p educated guesses, </text:p>
                </text:list-item>
                <text:list-item>
                  <text:p text:style-name="P18">And also style of painting can be difficult to parse, as many artists have similar styles.</text:p>
                </text:list-item>
                <text:list-item>
                  <text:p text:style-name="P18">Idk I jus think Noë is wrong.</text:p>
                </text:list-item>
              </text:list>
            </text:list-item>
          </text:list>
        </text:list-item>
        <text:list-item>
          <text:p text:style-name="P18">Style and forgery.</text:p>
          <text:list>
            <text:list-item>
              <text:p text:style-name="P18">Style can be imitated. </text:p>
              <text:list>
                <text:list-item>
                  <text:p text:style-name="P18">Imitation can be forgary.</text:p>
                </text:list-item>
              </text:list>
            </text:list-item>
            <text:list-item>
              <text:p text:style-name="P18">Fasion as style.</text:p>
              <text:list>
                <text:list-item>
                  <text:p text:style-name="P18">Out of date fashion sticks out. </text:p>
                </text:list-item>
              </text:list>
            </text:list-item>
            <text:list-item>
              <text:p text:style-name="P19">Forgeries generally have a short lifespan.</text:p>
              <text:list>
                <text:list-item>
                  <text:p text:style-name="P19">Lifespan of about 20 years.</text:p>
                </text:list-item>
                <text:list-item>
                  <text:p text:style-name="P5">Forgery is based on the current perception of the original. When current perception changes, the biasies of the forger stick out.</text:p>
                </text:list-item>
                <text:list-item>
                  <text:p text:style-name="P5">Butch Cassidy and the Sundace kid.</text:p>
                  <text:list>
                    <text:list-item>
                      <text:p text:style-name="P5">Forgery of a ‘40s <text:span text:style-name="T9">western.</text:span></text:p>
                    </text:list-item>
                    <text:list-item>
                      <text:p text:style-name="P5">Clearly ‘60s to modern audience.</text:p>
                    </text:list-item>
                  </text:list>
                </text:list-item>
                <text:list-item>
                  <text:p text:style-name="P5">Blade Runner.</text:p>
                  <text:list>
                    <text:list-item>
                      <text:p text:style-name="P19">Supposed to be far future.</text:p>
                    </text:list-item>
                    <text:list-item>
                      <text:p text:style-name="P19">Very ‘70s looking.</text:p>
                    </text:list-item>
                  </text:list>
                </text:list-item>
              </text:list>
            </text:list-item>
          </text:list>
        </text:list-item>
        <text:list-item>
          <text:p text:style-name="P19"/>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8T17:43:25.548904153</meta:creation-date>
    <meta:generator>LibreOffice/7.3.7.2$Linux_X86_64 LibreOffice_project/30$Build-2</meta:generator>
    <dc:date>2023-01-19T13:00:58.605401320</dc:date>
    <meta:editing-duration>PT4H6M42S</meta:editing-duration>
    <meta:editing-cycles>13</meta:editing-cycles>
    <meta:document-statistic meta:table-count="0" meta:image-count="0" meta:object-count="0" meta:page-count="4" meta:paragraph-count="171" meta:word-count="1415" meta:character-count="7883" meta:non-whitespace-character-count="6759"/>
  </office:meta>
</office:document-meta>
</file>